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un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9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4.693" calcext:value-type="float">
            <text:p>1224.693</text:p>
          </table:table-cell>
          <table:table-cell office:value-type="float" office:value="1261.36" calcext:value-type="float">
            <text:p>1261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789" calcext:value-type="float">
            <text:p>1224.789</text:p>
          </table:table-cell>
          <table:table-cell office:value-type="float" office:value="1261.139" calcext:value-type="float">
            <text:p>1261.1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7.8" calcext:value-type="float">
            <text:p>4837.8</text:p>
          </table:table-cell>
          <table:table-cell office:value-type="float" office:value="1224.784" calcext:value-type="float">
            <text:p>1224.784</text:p>
          </table:table-cell>
          <table:table-cell office:value-type="float" office:value="1260.896" calcext:value-type="float">
            <text:p>1260.8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778" calcext:value-type="float">
            <text:p>1224.778</text:p>
          </table:table-cell>
          <table:table-cell office:value-type="float" office:value="1261.145" calcext:value-type="float">
            <text:p>1261.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52" calcext:value-type="float">
            <text:p>1224.652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5" calcext:value-type="float">
            <text:p>1224.615</text:p>
          </table:table-cell>
          <table:table-cell office:value-type="float" office:value="1261.204" calcext:value-type="float">
            <text:p>1261.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7" calcext:value-type="float">
            <text:p>1224.507</text:p>
          </table:table-cell>
          <table:table-cell office:value-type="float" office:value="1260.967" calcext:value-type="float">
            <text:p>1260.9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6" calcext:value-type="float">
            <text:p>1224.616</text:p>
          </table:table-cell>
          <table:table-cell office:value-type="float" office:value="1260.891" calcext:value-type="float">
            <text:p>1260.8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575" calcext:value-type="float">
            <text:p>1224.575</text:p>
          </table:table-cell>
          <table:table-cell office:value-type="float" office:value="1261.408" calcext:value-type="float">
            <text:p>1261.4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4.655" calcext:value-type="float">
            <text:p>1224.655</text:p>
          </table:table-cell>
          <table:table-cell office:value-type="float" office:value="1260.711" calcext:value-type="float">
            <text:p>1260.7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39" calcext:value-type="float">
            <text:p>1224.39</text:p>
          </table:table-cell>
          <table:table-cell office:value-type="float" office:value="1261.157" calcext:value-type="float">
            <text:p>1261.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9" calcext:value-type="float">
            <text:p>1224.359</text:p>
          </table:table-cell>
          <table:table-cell office:value-type="float" office:value="1261.069" calcext:value-type="float">
            <text:p>1261.0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5" calcext:value-type="float">
            <text:p>1224.355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17" calcext:value-type="float">
            <text:p>1224.517</text:p>
          </table:table-cell>
          <table:table-cell office:value-type="float" office:value="1261.457" calcext:value-type="float">
            <text:p>1261.4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02" calcext:value-type="float">
            <text:p>1224.502</text:p>
          </table:table-cell>
          <table:table-cell office:value-type="float" office:value="1261.079" calcext:value-type="float">
            <text:p>1261.0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327" calcext:value-type="float">
            <text:p>1224.327</text:p>
          </table:table-cell>
          <table:table-cell office:value-type="float" office:value="1261.385" calcext:value-type="float">
            <text:p>1261.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38" calcext:value-type="float">
            <text:p>4838</text:p>
          </table:table-cell>
          <table:table-cell office:value-type="float" office:value="1224.469" calcext:value-type="float">
            <text:p>1224.469</text:p>
          </table:table-cell>
          <table:table-cell office:value-type="float" office:value="1261.375" calcext:value-type="float">
            <text:p>1261.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6" calcext:value-type="float">
            <text:p>1224.506</text:p>
          </table:table-cell>
          <table:table-cell office:value-type="float" office:value="1261.476" calcext:value-type="float">
            <text:p>1261.4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38" calcext:value-type="float">
            <text:p>4838</text:p>
          </table:table-cell>
          <table:table-cell office:value-type="float" office:value="1224.286" calcext:value-type="float">
            <text:p>1224.286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385" calcext:value-type="float">
            <text:p>1224.385</text:p>
          </table:table-cell>
          <table:table-cell office:value-type="float" office:value="1261.539" calcext:value-type="float">
            <text:p>1261.5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88" calcext:value-type="float">
            <text:p>1224.388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36" calcext:value-type="float">
            <text:p>1224.536</text:p>
          </table:table-cell>
          <table:table-cell office:value-type="float" office:value="1260.994" calcext:value-type="float">
            <text:p>1260.9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194" calcext:value-type="float">
            <text:p>1224.194</text:p>
          </table:table-cell>
          <table:table-cell office:value-type="float" office:value="1261.26" calcext:value-type="float">
            <text:p>1261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69" calcext:value-type="float">
            <text:p>1224.369</text:p>
          </table:table-cell>
          <table:table-cell office:value-type="float" office:value="1261.068" calcext:value-type="float">
            <text:p>1261.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2" calcext:value-type="float">
            <text:p>1224.32</text:p>
          </table:table-cell>
          <table:table-cell office:value-type="float" office:value="1261.124" calcext:value-type="float">
            <text:p>1261.1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042" calcext:value-type="float">
            <text:p>1224.042</text:p>
          </table:table-cell>
          <table:table-cell office:value-type="float" office:value="1261.319" calcext:value-type="float">
            <text:p>1261.3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10:23:32.011642710</dc:date>
    <meta:document-statistic meta:table-count="1" meta:cell-count="136" meta:object-count="0"/>
    <meta:generator>LibreOffice/4.2.7.2$Linux_X86_64 LibreOffice_project/420m0$Build-2</meta:generator>
  </office:meta>
</office:document-meta>
</file>